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00000000FAD71AEB882A1C2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32d12" officeooo:paragraph-rsid="00132d12"/>
    </style:style>
    <style:style style:name="P2" style:family="paragraph" style:parent-style-name="Footer">
      <style:paragraph-properties fo:text-align="end" style:justify-single-word="false"/>
      <style:text-properties fo:font-size="6pt" officeooo:rsid="0027f3c8" officeooo:paragraph-rsid="0027f3c8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32d12" officeooo:paragraph-rsid="00132d12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fo:font-weight="bold" officeooo:rsid="00207434" officeooo:paragraph-rsid="0020743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140d1b" officeooo:paragraph-rsid="00140d1b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rsid="001e525e" officeooo:paragraph-rsid="001e525e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rsid="001e525e" officeooo:paragraph-rsid="001f66ca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officeooo:rsid="001f66ca" officeooo:paragraph-rsid="001f66ca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officeooo:rsid="001fb436" officeooo:paragraph-rsid="001fb436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officeooo:rsid="00207434" officeooo:paragraph-rsid="0020743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40d1b" officeooo:paragraph-rsid="00140d1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font-weight="normal" officeooo:rsid="001d5980" officeooo:paragraph-rsid="001d598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weight="normal" officeooo:rsid="001d5980" officeooo:paragraph-rsid="001fb43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font-weight="normal" officeooo:rsid="001e525e" officeooo:paragraph-rsid="001e525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0.5646in" fo:text-align="start" style:justify-single-word="false"/>
      <style:text-properties fo:font-size="14pt" fo:font-weight="normal" officeooo:rsid="00207434" officeooo:paragraph-rsid="00207434" style:font-size-asian="14pt" style:font-weight-asian="normal" style:font-size-complex="14pt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tyle="normal" style:text-underline-style="none" style:font-style-asian="normal" style:font-style-complex="normal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dddddd"/>
      <style:paragraph-properties fo:text-align="center"/>
      <style:text-properties fo:font-style="normal" style:text-underline-style="none" style:font-style-asian="normal" style:font-style-complex="normal"/>
    </style:style>
    <style:style style:name="P20" style:family="paragraph">
      <loext:graphic-properties draw:fill-color="#dddd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980" style:font-weight-asian="normal" style:font-weight-complex="normal"/>
    </style:style>
    <style:style style:name="T4" style:family="text">
      <style:text-properties fo:font-weight="normal" officeooo:rsid="001f66ca" style:font-weight-asian="normal" style:font-weight-complex="normal"/>
    </style:style>
    <style:style style:name="T5" style:family="text">
      <style:text-properties fo:font-weight="normal" officeooo:rsid="001fb436" style:font-weight-asian="normal" style:font-weight-complex="normal"/>
    </style:style>
    <style:style style:name="T6" style:family="text">
      <style:text-properties fo:font-weight="normal" officeooo:rsid="002b5da8" style:font-weight-asian="normal" style:font-weight-complex="normal"/>
    </style:style>
    <style:style style:name="T7" style:family="text">
      <style:text-properties fo:font-weight="normal" officeooo:rsid="002bdc73" style:font-weight-asian="normal" style:font-weight-complex="normal"/>
    </style:style>
    <style:style style:name="T8" style:family="text">
      <style:text-properties fo:font-weight="normal" style:font-size-asian="14pt" style:font-weight-asian="normal" style:font-weight-complex="normal"/>
    </style:style>
    <style:style style:name="T9" style:family="text">
      <style:text-properties fo:font-weight="normal" officeooo:rsid="001d5980" style:font-size-asian="14pt" style:font-weight-asian="normal" style:font-weight-complex="normal"/>
    </style:style>
    <style:style style:name="T10" style:family="text">
      <style:text-properties fo:font-weight="normal" officeooo:rsid="00208f94" style:font-size-asian="14pt" style:font-weight-asian="normal" style:font-weight-complex="normal"/>
    </style:style>
    <style:style style:name="T11" style:family="text">
      <style:text-properties officeooo:rsid="001c0e89"/>
    </style:style>
    <style:style style:name="T12" style:family="text">
      <style:text-properties fo:font-size="18pt" fo:font-style="normal" style:text-underline-style="none" style:font-size-asian="15pt" style:font-style-asian="normal" style:font-size-complex="18pt" style:font-style-complex="normal"/>
    </style:style>
    <style:style style:name="T13" style:family="text">
      <style:text-properties fo:font-size="15pt" style:font-size-asian="13pt" style:font-size-complex="15pt"/>
    </style:style>
    <style:style style:name="T14" style:family="text">
      <style:text-properties fo:font-size="15pt" fo:font-weight="bold" style:font-size-asian="13pt" style:font-weight-asian="bold" style:font-size-complex="15pt" style:font-weight-complex="bold"/>
    </style:style>
    <style:style style:name="T15" style:family="text">
      <style:text-properties fo:font-size="15pt" fo:font-style="normal" style:text-underline-style="none" style:font-size-asian="13pt" style:font-style-asian="normal" style:font-size-complex="15pt" style:font-style-complex="normal"/>
    </style:style>
    <style:style style:name="T16" style:family="text">
      <style:text-properties fo:font-size="15pt" fo:font-style="normal" style:text-underline-style="none" fo:font-weight="bold" style:font-size-asian="13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-dash="Ultrafine_20_Dashed" svg:stroke-width="0.0402in" svg:stroke-color="#000000" draw:marker-start-width="0.1984in" draw:marker-end-width="0.1984in" draw:fill-color="#ffffff" draw:textarea-horizontal-align="justify" draw:textarea-vertical-align="middle" draw:auto-grow-height="false" fo:min-height="0.528in" fo:min-width="1.335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dddddd" draw:textarea-horizontal-align="justify" draw:textarea-vertical-align="middle" draw:auto-grow-height="false" fo:min-height="0.528in" fo:min-width="1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dddddd" draw:textarea-horizontal-align="justify" draw:textarea-vertical-align="middle" draw:auto-grow-height="false" fo:min-height="0.528in" fo:min-width="1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dddddd" draw:textarea-horizontal-align="justify" draw:textarea-vertical-align="middle" draw:auto-grow-height="false" fo:min-height="0.528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dddddd" draw:textarea-horizontal-align="justify" draw:textarea-vertical-align="middle" draw:auto-grow-height="false" fo:min-height="0.528in" fo:min-width="1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dddddd" draw:textarea-horizontal-align="justify" draw:textarea-vertical-align="middle" draw:auto-grow-height="false" fo:min-height="0.528in" fo:min-width="1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dddddd" draw:textarea-horizontal-align="justify" draw:textarea-vertical-align="middle" draw:auto-grow-height="false" fo:min-height="0.528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dddddd" draw:textarea-horizontal-align="justify" draw:textarea-vertical-align="middle" draw:auto-grow-height="false" fo:min-height="0.528in" fo:min-width="1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dddddd" draw:textarea-horizontal-align="justify" draw:textarea-vertical-align="middle" draw:auto-grow-height="false" fo:min-height="0.528in" fo:min-width="1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dddddd" draw:textarea-horizontal-align="justify" draw:textarea-vertical-align="middle" draw:auto-grow-height="false" fo:min-height="0.528in" fo:min-width="1.2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dddddd" draw:textarea-horizontal-align="justify" draw:textarea-vertical-align="middle" draw:auto-grow-height="false" fo:min-height="0.528in" fo:min-width="1.0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dddddd" draw:textarea-horizontal-align="justify" draw:textarea-vertical-align="middle" draw:auto-grow-height="false" fo:min-height="0.528in" fo:min-width="1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dddddd" draw:textarea-horizontal-align="justify" draw:textarea-vertical-align="middle" draw:auto-grow-height="false" fo:min-height="0.528in" fo:min-width="1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dddddd" draw:textarea-horizontal-align="justify" draw:textarea-vertical-align="middle" draw:auto-grow-height="false" fo:min-height="0.528in" fo:min-width="1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dddddd" draw:textarea-horizontal-align="justify" draw:textarea-vertical-align="middle" draw:auto-grow-height="false" fo:min-height="0.528in" fo:min-width="1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dddddd" draw:textarea-horizontal-align="justify" draw:textarea-vertical-align="middle" draw:auto-grow-height="false" fo:min-height="0.528in" fo:min-width="1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dddddd" draw:textarea-horizontal-align="justify" draw:textarea-vertical-align="middle" draw:auto-grow-height="false" fo:min-height="0.6693in" fo:min-width="0.170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Dashed_20__28_var_29_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30" draw:name="Shape10" draw:style-name="gr19" draw:text-style-name="P20" svg:width="0.3406in" svg:height="0.7642in" svg:x="3.222in" svg:y="0.4236in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text:p text:style-name="P3">Family Members</text:p>
      <text:p text:style-name="P3"/>
      <text:p text:style-name="P5"><draw:custom-shape text:anchor-type="paragraph" draw:z-index="0" draw:name="Shape1" draw:style-name="gr1" draw:text-style-name="P17" svg:width="1.3358in" svg:height="0.528in" svg:x="3.2571in" svg:y="2.9799in"><text:p text:style-name="P16"><text:span text:style-name="T12">Sam Smith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18" svg:width="1.3961in" svg:height="0.528in" svg:x="4.7382in" svg:y="2.9866in"><text:p text:style-name="P16"><text:span text:style-name="T13">Brittney </text:span><text:span text:style-name="T13">Smith</text:span></text:p><text:p text:style-name="P16"><text:span text:style-name="T14">Wife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18" svg:width="1.3685in" svg:height="0.528in" svg:x="1.6571in" svg:y="1.7457in"><text:p text:style-name="P16"><text:span text:style-name="T13">Samuel Smith</text:span></text:p><text:p text:style-name="P16"><text:span text:style-name="T14">Father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18" svg:width="1.2504in" svg:height="0.528in" svg:x="3.4346in" svg:y="1.739in"><text:p text:style-name="P16"><text:span text:style-name="T13">Anna Smith</text:span></text:p><text:p text:style-name="P16"><text:span text:style-name="T14">Mother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18" svg:width="1.1878in" svg:height="0.528in" svg:x="3.4417in" svg:y="0.4909in"><text:p text:style-name="P16"><text:span text:style-name="T13">John Fields</text:span></text:p><text:p text:style-name="P16"><text:span text:style-name="T14">Grandfather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18" svg:width="1.4169in" svg:height="0.528in" svg:x="4.8374in" svg:y="0.5189in"><text:p text:style-name="P16"><text:span text:style-name="T13">Susan Fields</text:span></text:p><text:p text:style-name="P16"><text:span text:style-name="T14">Grandmother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18" svg:width="1.3335in" svg:height="0.528in" svg:x="-0.3429in" svg:y="0.498in"><text:p text:style-name="P16"><text:span text:style-name="T13">Adam Smith</text:span></text:p><text:p text:style-name="P16"><text:span text:style-name="T14">Grandfather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8" draw:text-style-name="P18" svg:width="1.174in" svg:height="0.528in" svg:x="1.1083in" svg:y="0.498in"><text:p text:style-name="P16"><text:span text:style-name="T13">Mary Smith</text:span></text:p><text:p text:style-name="P16"><text:span text:style-name="T14">Grandfather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9" draw:text-style-name="P18" svg:width="1.1185in" svg:height="0.528in" svg:x="0.6917in" svg:y="2.9799in"><text:p text:style-name="P16"><text:span text:style-name="T13">Barry Smith</text:span></text:p><text:p text:style-name="P16"><text:span text:style-name="T14">Brother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10" draw:text-style-name="P18" svg:width="1.2224in" svg:height="0.528in" svg:x="-0.6346in" svg:y="2.9799in"><text:p text:style-name="P16"><text:span text:style-name="T13">Sally Smith</text:span></text:p><text:p text:style-name="P16"><text:span text:style-name="T14">Sister-in-law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1" draw:text-style-name="P18" svg:width="1.035in" svg:height="0.528in" svg:x="0.1709in" svg:y="1.7252in"><text:p text:style-name="P16"><text:span text:style-name="T13">Fred Smith</text:span></text:p><text:p text:style-name="P16"><text:span text:style-name="T14">Uncle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4" draw:text-style-name="P18" svg:width="1.2504in" svg:height="0.528in" svg:x="4.9209in" svg:y="1.7181in"><text:p text:style-name="P16"><text:span text:style-name="T13">Jenny Kent</text:span></text:p><text:p text:style-name="P16"><text:span text:style-name="T14">Aunt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2" draw:text-style-name="P19" svg:width="1.1669in" svg:height="0.528in" svg:x="4.4457in" svg:y="4.5453in"><text:p text:style-name="P16"><text:span text:style-name="T15">Bob Smith</text:span></text:p><text:p text:style-name="P16"><text:span text:style-name="T16">Son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3" draw:text-style-name="P19" svg:width="1.278in" svg:height="0.528in" svg:x="2.8563in" svg:y="4.5453in"><text:p text:style-name="P16"><text:span text:style-name="T15">Wendy Smith</text:span></text:p><text:p text:style-name="P16"><text:span text:style-name="T16">Daughter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12" draw:text-style-name="P19" svg:width="1.1669in" svg:height="0.528in" svg:x="-0.6in" svg:y="4.552in"><text:p text:style-name="P16"><text:span text:style-name="T15">Ben Smith</text:span></text:p><text:p text:style-name="P16"><text:span text:style-name="T16">Nephew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13" draw:text-style-name="P19" svg:width="1.278in" svg:height="0.528in" svg:x="0.761in" svg:y="4.5382in"><text:p text:style-name="P16"><text:span text:style-name="T15">Kendra Smith</text:span></text:p><text:p text:style-name="P16"><text:span text:style-name="T16">Niece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2" draw:text-style-name="P19" svg:width="1.1669in" svg:height="0.528in" svg:x="4.4252in" svg:y="5.5661in"><text:p text:style-name="P16"><text:span text:style-name="T15">Jack Smith</text:span></text:p><text:p text:style-name="P16"><text:span text:style-name="T16">Grandson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14" draw:text-style-name="P19" svg:width="1.4307in" svg:height="0.528in" svg:x="5.8228in" svg:y="5.5591in"><text:p text:style-name="P16"><text:span text:style-name="T15">Laura Smith</text:span></text:p><text:p text:style-name="P16"><text:span text:style-name="T16">Granddaughter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15" draw:text-style-name="P19" svg:width="1.5421in" svg:height="0.528in" svg:x="5.7866in" svg:y="4.5382in"><text:p text:style-name="P16"><text:span text:style-name="T15">Jenny Smith</text:span></text:p><text:p text:style-name="P16"><text:span text:style-name="T16">Daughter-in-law</text:span></text:p><draw:enhanced-geometry svg:viewBox="0 0 21600 21600" draw:type="rectangle" draw:enhanced-path="M 0 0 L 21600 0 21600 21600 0 21600 0 0 Z N"/></draw:custom-shape><draw:polyline text:anchor-type="paragraph" draw:z-index="19" draw:name="Shape2" draw:style-name="gr16" draw:text-style-name="P16" svg:width="0.7197in" svg:height="1.9925in" draw:transform="rotate (-1.5707963267949) translate (2.30972222222222in 1.02569444444444in)" svg:viewBox="0 0 1829 5062" draw:points="0,5062 512,5062 512,1658 0,1658 512,1658 512,3193 1305,3193 1305,4110 1776,4110 1305,4110 1305,0 1829,0 1429,0"><text:p/></draw:polyline><draw:polyline text:anchor-type="paragraph" draw:z-index="20" draw:name="Shape3" draw:style-name="gr16" draw:text-style-name="P16" svg:width="0.7197in" svg:height="1.5413in" draw:transform="rotate (-1.5707963267949) translate (5.55972222222222in 1.01875in)" svg:viewBox="0 0 1829 3916" draw:points="0,3916 441,3916 441,318 71,318 441,318 441,2028 1341,2028 1341,3828 1829,3828 1341,3828 1341,2028 1341,0 1776,0"><text:p/></draw:polyline><draw:polyline text:anchor-type="paragraph" draw:z-index="21" draw:name="Shape5" draw:style-name="gr17" draw:text-style-name="P16" svg:width="0.8244in" svg:height="-0.0004in" draw:transform="rotate (2.35619449019234) translate (-0.0652777777777778in 2.97986111111111in)" svg:viewBox="0 0 2095 0" draw:points="0,0 1382,0 2095,0"><text:p/></draw:polyline><draw:polyline text:anchor-type="paragraph" draw:z-index="22" draw:name="Shape6" draw:style-name="gr16" draw:text-style-name="P16" svg:width="1.0441in" svg:height="1.5551in" draw:transform="rotate (-1.5707963267949) translate (1.44861111111111in 3.50763888888889in)" svg:viewBox="0 0 2653 3951" draw:points="0,3881 610,3881 610,512 0,512 610,512 610,2240 2039,2240 2039,3951 2653,3951 2039,3951 2039,0 2618,0 2304,0"><text:p/></draw:polyline><draw:custom-shape text:anchor-type="paragraph" draw:z-index="23" draw:name="Shape1" draw:style-name="gr4" draw:text-style-name="P18" svg:width="1.2504in" svg:height="0.528in" svg:x="6.3236in" svg:y="1.7181in"><text:p text:style-name="P16"><text:span text:style-name="T13">Henry Kent</text:span></text:p><text:p text:style-name="P16"><text:span text:style-name="T14">Uncle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18" draw:text-style-name="P18" svg:width="1.028in" svg:height="0.528in" svg:x="6.4972in" svg:y="2.9866in"><text:p text:style-name="P16"><text:span text:style-name="T13">Carl Kent</text:span></text:p><text:p text:style-name="P16"><text:span text:style-name="T14">Cousin</text:span></text:p><draw:enhanced-geometry svg:viewBox="0 0 21600 21600" draw:type="rectangle" draw:enhanced-path="M 0 0 L 21600 0 21600 21600 0 21600 0 0 Z N"/></draw:custom-shape><draw:polyline text:anchor-type="paragraph" draw:z-index="25" draw:name="Shape8" draw:style-name="gr16" draw:text-style-name="P16" svg:width="0.7406in" svg:height="1.3886in" draw:transform="rotate (-1.5707963267949) translate (6.92083333333333in 2.24583333333333in)" svg:viewBox="0 0 1882 3528" draw:points="0,3528 499,3528 499,0 0,0 499,0 499,1640 1416,1640 1416,300 1882,300"><text:p/></draw:polyline><draw:custom-shape text:anchor-type="paragraph" draw:z-index="26" draw:name="Shape1" draw:style-name="gr9" draw:text-style-name="P18" svg:width="1.1185in" svg:height="0.528in" svg:x="1.9138in" svg:y="2.9799in"><text:p text:style-name="P16"><text:span text:style-name="T13">Sarah Smith</text:span></text:p><text:p text:style-name="P16"><text:span text:style-name="T14">Sister</text:span>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7" draw:name="Shape4" draw:style-name="gr16" draw:text-style-name="P16" svg:width="0.713in" svg:height="2.7358in" draw:transform="rotate (-1.5707963267949) translate (4.04583333333333in 2.26666666666667in)" svg:viewBox="0 0 1812 6950" draw:points="18,4374 499,4374 499,0 0,0 499,0 499,2240 1293,2240 1293,6950 1812,6950 1293,6950 1293,4110 1812,4110 1293,4110 1293,529 1812,529"><text:p/></draw:polyline><draw:polyline text:anchor-type="paragraph" draw:z-index="28" draw:name="Shape7" draw:style-name="gr16" draw:text-style-name="P16" svg:width="1.037in" svg:height="1.9579in" draw:transform="rotate (-1.5707963267949) translate (5.43472222222222in 3.50763888888889in)" svg:viewBox="0 0 2635 4974" draw:points="0,3828 504,3828 504,0 18,0 504,0 504,1887 2021,1887 2021,1058 2635,1058 2021,1058 2021,4974 2635,4974 2057,4974"><text:p/></draw:polyline><draw:polyline text:anchor-type="paragraph" draw:z-index="29" draw:name="Shape9" draw:style-name="gr16" draw:text-style-name="P16" svg:width="0.4996in" svg:height="1.6248in" draw:transform="rotate (-1.5707963267949) translate (6.5875in 5.06597222222222in)" svg:viewBox="0 0 1270 4128" draw:points="18,3969 321,3969 321,141 0,141 321,141 321,2170 974,2170 974,4128 1270,4128 974,4128 974,0 1252,0"><text:p/></draw:polyline><text:span text:style-name="T11">Sam</text:span> has a <text:span text:style-name="T2">big</text:span> family. His <text:span text:style-name="T1">family tree</text:span><text:span text:style-name="T2"> is below. Read the tree and answer the questions.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polyline text:anchor-type="paragraph" draw:z-index="33" draw:name="Shape11" draw:style-name="gr20" draw:text-style-name="P16" svg:width="0.8051in" svg:height="0.0016in" draw:transform="rotate (0.785398163397448) translate (7.00416666666666in 0.736805555555553in)" svg:viewBox="0 0 2046 5" draw:points="0,0 2046,0 2041,5"><text:p/></draw:polyline></text:p>
      <text:p text:style-name="P11"/>
      <text:p text:style-name="P11"/>
      <text:p text:style-name="P11"/>
      <text:p text:style-name="P11"/>
      <text:p text:style-name="P11"/>
      <text:p text:style-name="P11"/>
      <text:p text:style-name="P12">1. Sam’s wife is <text:s/>_________________________.</text:p>
      <text:p text:style-name="P12">2. Sam’s son is <text:s/>__________________________.</text:p>
      <text:p text:style-name="P12">3. Sam’s grandson is ______________________.</text:p>
      <text:p text:style-name="P12">4. Sam’s sister is _________________________.</text:p>
      <text:p text:style-name="P12">5. Sam’s niece is _________________________.</text:p>
      <text:p text:style-name="P12">6. Sam’s mother is ________________________.</text:p>
      <text:p text:style-name="P12">7. Sam’s father is _________________________.</text:p>
      <text:p text:style-name="P12">8. Sam’s grandfather (on his mother’s side) is _________________________.</text:p>
      <text:p text:style-name="P12"><text:soft-page-break/>9. Sam’s grandfather (on his father’s side) is __________________________.</text:p>
      <text:p text:style-name="P6"><text:span text:style-name="T2">Use the </text:span><text:span text:style-name="T1">family tree</text:span><text:span text:style-name="T2"> on the </text:span><text:span text:style-name="T1">other side</text:span><text:span text:style-name="T2"> of the page.</text:span></text:p>
      <text:p text:style-name="P14">Anna Smith is Sam’s mother.</text:p>
      <text:p text:style-name="P6"><text:span text:style-name="T2">1. Anna Smith’s father is </text:span><text:span text:style-name="T3">_________________________.</text:span></text:p>
      <text:p text:style-name="P6"><text:span text:style-name="T2">2. Anna Smith’s mother is </text:span><text:span text:style-name="T3">________________________.</text:span></text:p>
      <text:p text:style-name="P6"><text:span text:style-name="T2">3. Anna Smith’s daughter is </text:span><text:span text:style-name="T3">_______________________.</text:span></text:p>
      <text:p text:style-name="P14">4. Anna Smith has two sons.</text:p>
      <text:p text:style-name="P6"><text:span text:style-name="T2">Their names are </text:span><text:span text:style-name="T3">_________________________ </text:span><text:span text:style-name="T2">and </text:span><text:span text:style-name="T3">_________________________.</text:span></text:p>
      <text:p text:style-name="P6"><text:span text:style-name="T2">5. Anna Smith’s sister is </text:span><text:span text:style-name="T3">_________________________.</text:span></text:p>
      <text:p text:style-name="P6"><text:span text:style-name="T2">6. Anna Smith’s father is </text:span><text:span text:style-name="T3">_________________________.</text:span></text:p>
      <text:p text:style-name="P7"><text:span text:style-name="T2">7</text:span><text:span text:style-name="T3">. </text:span><text:span text:style-name="T2">Anna S</text:span><text:span text:style-name="T4">mith’s husband is </text:span><text:span text:style-name="T3">_______________________.</text:span></text:p>
      <text:p text:style-name="P8"><text:span text:style-name="T3">8. </text:span><text:span text:style-name="T2">Anna Smith </text:span><text:span text:style-name="T5">has two brothers-in-law. (Difficult question)</text:span></text:p>
      <text:p text:style-name="P9"><text:span text:style-name="T2">Their names are </text:span><text:span text:style-name="T3">_________________________ </text:span><text:span text:style-name="T2">and </text:span><text:span text:style-name="T3">_________________________.</text:span></text:p>
      <text:p text:style-name="P13"/>
      <text:p text:style-name="P4">Family Sentences: (Write about your family)</text:p>
      <text:p text:style-name="P10"><text:span text:style-name="T1">(Example)</text:span><text:span text:style-name="T2">:<text:tab/>My mother’s / </text:span><text:span text:style-name="T6">father’s / </text:span><text:span text:style-name="T7">friend’s</text:span><text:span text:style-name="T2"> name is </text:span><text:span text:style-name="T9">_________________________. </text:span></text:p>
      <text:p text:style-name="P10"><text:span text:style-name="T9">W</text:span><text:span text:style-name="T8">rite 5 sentences about your family </text:span><text:span text:style-name="T10">and friends</text:span><text:span text:style-name="T8">:</text:span></text:p>
      <text:p text:style-name="P15">1. ____________________________________________________________________.</text:p>
      <text:p text:style-name="P15">2. ____________________________________________________________________.</text:p>
      <text:p text:style-name="P15">3. ____________________________________________________________________.</text:p>
      <text:p text:style-name="P15">4. ____________________________________________________________________.</text:p>
      <text:p text:style-name="P15">5. _______________________________________________________________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2d12" officeooo:paragraph-rsid="00132d12"/>
    </style:style>
    <style:style style:name="MP2" style:family="paragraph" style:parent-style-name="Footer">
      <style:paragraph-properties fo:text-align="end" style:justify-single-word="false"/>
      <style:text-properties fo:font-size="6pt" officeooo:rsid="0027f3c8" officeooo:paragraph-rsid="0027f3c8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evel: Beginner</text:p>
      </style:header>
      <style:footer>
        <text:p text:style-name="MP2"><draw:frame draw:style-name="Mfr1" draw:name="Image1" text:anchor-type="char" svg:x="6.078in" svg:y="0.139in" svg:width="0.8335in" svg:height="0.1563in" draw:z-index="32"><draw:image xlink:href="Pictures/10000201000000500000000FAD71AEB882A1C20D.png" xlink:type="simple" xlink:show="embed" xlink:actuate="onLoad" loext:mime-type="image/png"/></draw:frame>To the extent possible under law, Matthew Silva has waived all copyright and related or neighboring rights to Family Worksheet Beginner. This work is published from: United States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0:10:10.265111336</meta:creation-date>
    <dc:date>2020-03-08T15:38:07.138598438</dc:date>
    <meta:editing-duration>PT1H14M45S</meta:editing-duration>
    <meta:editing-cycles>16</meta:editing-cycles>
    <meta:generator>LibreOffice/6.1.5.2$Linux_X86_64 LibreOffice_project/10$Build-2</meta:generator>
    <meta:document-statistic meta:table-count="0" meta:image-count="1" meta:object-count="0" meta:page-count="2" meta:paragraph-count="33" meta:word-count="214" meta:character-count="1903" meta:non-whitespace-character-count="1717"/>
  </office:meta>
</office:document-meta>
</file>